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ID from root and/or bank to p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Save instrument ID to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17:25:03.887129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1-21T18:26:45.501953868</dc:date>
    <meta:editing-duration>P6DT22H42M36S</meta:editing-duration>
    <meta:editing-cycles>467</meta:editing-cycles>
    <meta:generator>LibreOffice/5.2.7.2$Linux_X86_64 LibreOffice_project/20m0$Build-2</meta:generator>
    <meta:document-statistic meta:table-count="1" meta:cell-count="5405" meta:object-count="0"/>
  </office:meta>
</office:document-meta>
</file>